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99f6" officeooo:paragraph-rsid="0017391b"/>
    </style:style>
    <style:style style:name="P2" style:family="paragraph" style:parent-style-name="Text_20_body">
      <style:text-properties officeooo:rsid="001299f6" officeooo:paragraph-rsid="001299f6"/>
    </style:style>
    <style:style style:name="P3" style:family="paragraph" style:parent-style-name="Text_20_body">
      <style:paragraph-properties fo:text-align="center" style:justify-single-word="false"/>
      <style:text-properties officeooo:rsid="001299f6" officeooo:paragraph-rsid="00142925"/>
    </style:style>
    <style:style style:name="P4" style:family="paragraph" style:parent-style-name="Text_20_body">
      <style:paragraph-properties fo:text-align="center" style:justify-single-word="false"/>
      <style:text-properties officeooo:rsid="001299f6" officeooo:paragraph-rsid="0014bd19"/>
    </style:style>
    <style:style style:name="P5" style:family="paragraph" style:parent-style-name="Text_20_body">
      <style:paragraph-properties fo:text-align="center" style:justify-single-word="false"/>
      <style:text-properties officeooo:rsid="001299f6" officeooo:paragraph-rsid="00164c98"/>
    </style:style>
    <style:style style:name="P6" style:family="paragraph" style:parent-style-name="Text_20_body">
      <style:paragraph-properties fo:text-align="center" style:justify-single-word="false"/>
      <style:text-properties officeooo:rsid="001299f6" officeooo:paragraph-rsid="0017391b"/>
    </style:style>
    <style:style style:name="P7" style:family="paragraph" style:parent-style-name="Text_20_body">
      <style:paragraph-properties fo:text-align="start" style:justify-single-word="false"/>
      <style:text-properties officeooo:rsid="001299f6" officeooo:paragraph-rsid="00142925"/>
    </style:style>
    <style:style style:name="P8" style:family="paragraph" style:parent-style-name="Text_20_body">
      <style:paragraph-properties fo:text-align="start" style:justify-single-word="false"/>
      <style:text-properties officeooo:rsid="001299f6" officeooo:paragraph-rsid="0014bd19"/>
    </style:style>
    <style:style style:name="P9" style:family="paragraph" style:parent-style-name="Text_20_body">
      <style:paragraph-properties fo:text-align="start" style:justify-single-word="false"/>
      <style:text-properties officeooo:rsid="001299f6" officeooo:paragraph-rsid="00164c98"/>
    </style:style>
    <style:style style:name="P10" style:family="paragraph" style:parent-style-name="Text_20_body">
      <style:paragraph-properties fo:text-align="start" style:justify-single-word="false"/>
      <style:text-properties officeooo:rsid="001299f6" officeooo:paragraph-rsid="0017391b"/>
    </style:style>
    <style:style style:name="P11" style:family="paragraph" style:parent-style-name="Text_20_body">
      <style:text-properties officeooo:rsid="001299f6" officeooo:paragraph-rsid="0014bd19"/>
    </style:style>
    <style:style style:name="P12" style:family="paragraph" style:parent-style-name="Text_20_body">
      <style:text-properties officeooo:paragraph-rsid="001299f6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299f6"/>
    </style:style>
    <style:style style:name="P15" style:family="paragraph" style:parent-style-name="Text_20_body">
      <style:paragraph-properties fo:text-align="center" style:justify-single-word="false"/>
      <style:text-properties officeooo:paragraph-rsid="00142925"/>
    </style:style>
    <style:style style:name="P16" style:family="paragraph" style:parent-style-name="Text_20_body">
      <style:paragraph-properties fo:text-align="center" style:justify-single-word="false"/>
      <style:text-properties officeooo:paragraph-rsid="0014bd19"/>
    </style:style>
    <style:style style:name="P17" style:family="paragraph" style:parent-style-name="Text_20_body">
      <style:paragraph-properties fo:text-align="center" style:justify-single-word="false"/>
      <style:text-properties officeooo:paragraph-rsid="00164c98"/>
    </style:style>
    <style:style style:name="P18" style:family="paragraph" style:parent-style-name="Text_20_body">
      <style:paragraph-properties fo:text-align="center" style:justify-single-word="false"/>
      <style:text-properties officeooo:paragraph-rsid="0017391b"/>
    </style:style>
    <style:style style:name="P19" style:family="paragraph" style:parent-style-name="Text_20_body">
      <style:paragraph-properties fo:text-align="center" style:justify-single-word="false"/>
      <style:text-properties officeooo:paragraph-rsid="00192854"/>
    </style:style>
    <style:style style:name="P20" style:family="paragraph" style:parent-style-name="Text_20_body">
      <style:paragraph-properties fo:text-align="start" style:justify-single-word="false"/>
      <style:text-properties officeooo:paragraph-rsid="001299f6"/>
    </style:style>
    <style:style style:name="P21" style:family="paragraph" style:parent-style-name="Text_20_body">
      <style:paragraph-properties fo:text-align="start" style:justify-single-word="false"/>
      <style:text-properties officeooo:paragraph-rsid="00142925"/>
    </style:style>
    <style:style style:name="P22" style:family="paragraph" style:parent-style-name="Text_20_body">
      <style:paragraph-properties fo:text-align="start" style:justify-single-word="false"/>
      <style:text-properties officeooo:paragraph-rsid="00164c98"/>
    </style:style>
    <style:style style:name="P23" style:family="paragraph" style:parent-style-name="Text_20_body">
      <style:paragraph-properties fo:text-align="start" style:justify-single-word="false"/>
      <style:text-properties officeooo:paragraph-rsid="0017391b"/>
    </style:style>
    <style:style style:name="P24" style:family="paragraph" style:parent-style-name="Title">
      <style:text-properties officeooo:rsid="001299f6" officeooo:paragraph-rsid="001299f6"/>
    </style:style>
    <style:style style:name="P25" style:family="paragraph" style:parent-style-name="Subtitle">
      <style:text-properties officeooo:rsid="001299f6" officeooo:paragraph-rsid="001299f6"/>
    </style:style>
    <style:style style:name="P26" style:family="paragraph" style:parent-style-name="Heading_20_1">
      <style:text-properties officeooo:rsid="001299f6" officeooo:paragraph-rsid="001299f6"/>
    </style:style>
    <style:style style:name="P27" style:family="paragraph" style:parent-style-name="Heading_20_1">
      <style:text-properties officeooo:rsid="001299f6" officeooo:paragraph-rsid="0014bd19"/>
    </style:style>
    <style:style style:name="T1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2" style:family="text">
      <style:text-properties style:font-name="Liberation Serif1" fo:font-style="normal" fo:font-weight="normal" officeooo:rsid="00142925" style:font-name-asian="Liberation Serif1" style:font-style-asian="normal" style:font-weight-asian="normal" style:font-name-complex="Liberation Serif1" style:font-style-complex="normal" style:font-weight-complex="normal"/>
    </style:style>
    <style:style style:name="T3" style:family="text">
      <style:text-properties style:font-name="Liberation Serif1" fo:font-style="normal" fo:font-weight="normal" officeooo:rsid="0014bd19" style:font-name-asian="Liberation Serif1" style:font-style-asian="normal" style:font-weight-asian="normal" style:font-name-complex="Liberation Serif1" style:font-style-complex="normal" style:font-weight-complex="normal"/>
    </style:style>
    <style:style style:name="T4" style:family="text">
      <style:text-properties style:font-name="Liberation Serif1" fo:font-style="normal" fo:font-weight="normal" officeooo:rsid="00164c98" style:font-name-asian="Liberation Serif1" style:font-style-asian="normal" style:font-weight-asian="normal" style:font-name-complex="Liberation Serif1" style:font-style-complex="normal" style:font-weight-complex="normal"/>
    </style:style>
    <style:style style:name="T5" style:family="text">
      <style:text-properties style:font-name="Liberation Serif1" fo:font-style="normal" fo:font-weight="normal" officeooo:rsid="0017391b" style:font-name-asian="Liberation Serif1" style:font-style-asian="normal" style:font-weight-asian="normal" style:font-name-complex="Liberation Serif1" style:font-style-complex="normal" style:font-weight-complex="normal"/>
    </style:style>
    <style:style style:name="T6" style:family="text">
      <style:text-properties style:font-name="Liberation Serif1" fo:font-style="normal" fo:font-weight="normal" officeooo:rsid="00192854" style:font-name-asian="Liberation Serif1" style:font-style-asian="normal" style:font-weight-asian="normal" style:font-name-complex="Liberation Serif1" style:font-style-complex="normal" style:font-weight-complex="normal"/>
    </style:style>
    <style:style style:name="T7" style:family="text">
      <style:text-properties style:font-name="Liberation Serif1" fo:font-style="normal" fo:font-weight="normal" officeooo:rsid="001ae71a" style:font-name-asian="Liberation Serif1" style:font-style-asian="normal" style:font-weight-asian="normal" style:font-name-complex="Liberation Serif1" style:font-style-complex="normal" style:font-weight-complex="normal"/>
    </style:style>
    <style:style style:name="T8" style:family="text">
      <style:text-properties style:font-name="Liberation Serif1" fo:font-style="normal" fo:font-weight="normal" officeooo:rsid="001ec315" style:font-name-asian="Liberation Serif1" style:font-style-asian="normal" style:font-weight-asian="normal" style:font-name-complex="Liberation Serif1" style:font-style-complex="normal" style:font-weight-complex="normal"/>
    </style:style>
    <style:style style:name="T9" style:family="text">
      <style:text-properties style:font-name="Liberation Serif1" fo:font-style="normal" fo:font-weight="bold" style:font-name-asian="Liberation Serif1" style:font-style-asian="normal" style:font-weight-asian="bold" style:font-name-complex="Liberation Serif1" style:font-style-complex="normal" style:font-weight-complex="bold"/>
    </style:style>
    <style:style style:name="T10" style:family="text">
      <style:text-properties style:font-name="Liberation Serif1" fo:font-style="normal" fo:font-weight="bold" officeooo:rsid="0014bd19" style:font-name-asian="Liberation Serif1" style:font-style-asian="normal" style:font-weight-asian="bold" style:font-name-complex="Liberation Serif1" style:font-style-complex="normal" style:font-weight-complex="bold"/>
    </style:style>
    <style:style style:name="T11" style:family="text">
      <style:text-properties style:font-name="Liberation Serif1" fo:font-style="normal" fo:font-weight="bold" officeooo:rsid="00164c98" style:font-name-asian="Liberation Serif1" style:font-style-asian="normal" style:font-weight-asian="bold" style:font-name-complex="Liberation Serif1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299f6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42925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4bd1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64c98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7391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92854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officeooo:rsid="001299f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42925" style:font-style-asian="normal" style:font-weight-asian="normal" style:font-style-complex="normal" style:font-weight-complex="normal"/>
    </style:style>
    <style:style style:name="T21" style:family="text">
      <style:text-properties officeooo:rsid="0014bd19"/>
    </style:style>
    <style:style style:name="T22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3" style:family="text">
      <style:text-properties fo:font-size="9pt" fo:font-style="normal" fo:font-weight="bold" officeooo:rsid="00164c98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fo:font-size="9pt" fo:font-style="normal" fo:font-weight="bold" officeooo:rsid="0014bd19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fo:font-size="9pt" fo:font-style="normal" fo:font-weight="bold" officeooo:rsid="00192854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font-size="10pt" fo:font-style="normal" fo:font-weight="bold" officeooo:rsid="00164c98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font-size="10pt" fo:font-style="normal" fo:font-weight="bold" officeooo:rsid="0014bd19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fo:font-size="10pt" fo:font-style="normal" fo:font-weight="bold" officeooo:rsid="00192854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1" style:family="text">
      <style:text-properties fo:font-size="8pt" fo:font-style="normal" fo:font-weight="bold" officeooo:rsid="00164c98" style:font-size-asian="8pt" style:font-style-asian="normal" style:font-weight-asian="bold" style:font-size-complex="8pt" style:font-style-complex="normal" style:font-weight-complex="bold"/>
    </style:style>
    <style:style style:name="T32" style:family="text">
      <style:text-properties fo:font-size="8pt" fo:font-style="normal" fo:font-weight="bold" officeooo:rsid="0014bd19" style:font-size-asian="8pt" style:font-style-asian="normal" style:font-weight-asian="bold" style:font-size-complex="8pt" style:font-style-complex="normal" style:font-weight-complex="bold"/>
    </style:style>
    <style:style style:name="T33" style:family="text">
      <style:text-properties fo:font-size="8pt" fo:font-style="normal" fo:font-weight="bold" officeooo:rsid="00192854" style:font-size-asian="8pt" style:font-style-asian="normal" style:font-weight-asian="bold" style:font-size-complex="8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Trabajo Práctico 5<text:line-break/>Espacio de versión</text:p>
      <text:p text:style-name="P25">Pablo Cabrera</text:p>
      <text:p text:style-name="P2"/>
      <text:h text:style-name="P26" text:outline-level="1">Ejercicio 1:</text:h>
      <text:p text:style-name="P12"/>
      <text:p text:style-name="P2">Estado incial:</text:p>
      <text:p text:style-name="P13"><text:span text:style-name="Emphasis"><text:span text:style-name="T12">[? ? ? ?]</text:span></text:span></text:p>
      <text:p text:style-name="P13"><text:span text:style-name="Emphasis"><text:span text:style-name="T12">┴</text:span></text:span></text:p>
      <text:p text:style-name="P20"><text:span text:style-name="Emphasis"><text:span text:style-name="T19">+ C2 E1 G4 J2b</text:span></text:span></text:p>
      <text:p text:style-name="P20"><text:span text:style-name="Emphasis"><text:span text:style-name="T19">Ejemplo positivo hace que la hipótesis específica se modifique para incluirlo.</text:span></text:span></text:p>
      <text:p text:style-name="P14"><text:span text:style-name="Emphasis"><text:span text:style-name="T12">[? ? ? ?]</text:span></text:span></text:p>
      <text:p text:style-name="P14"><text:span text:style-name="Emphasis"><text:span text:style-name="T13">[C2 E1 G4 J2b]</text:span></text:span></text:p>
      <text:p text:style-name="P20"><text:span text:style-name="Emphasis"><text:span text:style-name="T19">+ C6 E2 F2 J2b</text:span></text:span></text:p>
      <text:p text:style-name="P20"><text:span text:style-name="Emphasis"><text:span text:style-name="T19">Ejemplo positivo hace que la hipótesis específica se generali</text:span></text:span><text:span text:style-name="Emphasis"><text:span text:style-name="T20">c</text:span></text:span><text:span text:style-name="Emphasis"><text:span text:style-name="T19">e para incluirlo</text:span></text:span><text:span text:style-name="Emphasis"><text:span text:style-name="T20">.</text:span></text:span></text:p>
      <text:p text:style-name="P14"><text:span text:style-name="Emphasis"><text:span text:style-name="T12">[? ? ? ?]</text:span></text:span></text:p>
      <text:p text:style-name="P14"><text:span text:style-name="Emphasis"><text:span text:style-name="T13">[C E ? J2b]</text:span></text:span></text:p>
      <text:p text:style-name="P20"><text:span text:style-name="Emphasis"><text:span text:style-name="T19">- B E2 F2 J</text:span></text:span><text:span text:style-name="Emphasis"><text:span text:style-name="T20">1</text:span></text:span></text:p>
      <text:p text:style-name="P20"><text:span text:style-name="Emphasis"><text:span text:style-name="T19">Ejemplo negativo hace que la frontera de hipótesis generales se especialice para excluirlo.</text:span></text:span></text:p>
      <text:p text:style-name="P14"><text:span text:style-name="Emphasis"><text:span text:style-name="T12">[</text:span></text:span><text:span text:style-name="Emphasis"><text:span text:style-name="T13">C</text:span></text:span><text:span text:style-name="Emphasis"><text:span text:style-name="T12"> ? ? ?] [? ? ? </text:span></text:span><text:span text:style-name="Emphasis"><text:span text:style-name="T14">J2b</text:span></text:span><text:span text:style-name="Emphasis"><text:span text:style-name="T12">]</text:span></text:span></text:p>
      <text:p text:style-name="P14"><text:span text:style-name="Emphasis"><text:span text:style-name="T13">[C E ? J2b]</text:span></text:span></text:p>
      <text:p text:style-name="P21"><text:span text:style-name="Emphasis"><text:span text:style-name="T19">- </text:span></text:span><text:span text:style-name="Emphasis"><text:span text:style-name="T20">C2 D G3 J2a</text:span></text:span></text:p>
      <text:p text:style-name="P7"><text:span text:style-name="Emphasis"><text:span text:style-name="T1">Ejemplo negativo hace que la frontera de hipótesis generales se especialice para excluirlo.</text:span></text:span></text:p>
      <text:p text:style-name="P15"><text:span text:style-name="Emphasis"><text:span text:style-name="T12">[</text:span></text:span><text:span text:style-name="Emphasis"><text:span text:style-name="T13">C</text:span></text:span><text:span text:style-name="Emphasis"><text:span text:style-name="T12"> </text:span></text:span><text:span text:style-name="Emphasis"><text:span text:style-name="T14">E</text:span></text:span><text:span text:style-name="Emphasis"><text:span text:style-name="T12"> ? ?] [? ? ? </text:span></text:span><text:span text:style-name="Emphasis"><text:span text:style-name="T14">J2b</text:span></text:span><text:span text:style-name="Emphasis"><text:span text:style-name="T12">]</text:span></text:span></text:p>
      <text:p text:style-name="P3"><text:span text:style-name="Emphasis"><text:span text:style-name="T9">[C E ? J2b]</text:span></text:span></text:p>
      <text:p text:style-name="P7"><text:span text:style-name="Emphasis"><text:span text:style-name="T1">- </text:span></text:span><text:span text:style-name="Emphasis"><text:span text:style-name="T2">C3 D G4 J2b</text:span></text:span></text:p>
      <text:p text:style-name="P7"><text:span text:style-name="Emphasis"><text:span text:style-name="T1">Ejemplo negativo hace que la </text:span></text:span><text:span text:style-name="Emphasis"><text:span text:style-name="T2">una</text:span></text:span><text:span text:style-name="Emphasis"><text:span text:style-name="T1"> de </text:span></text:span><text:span text:style-name="Emphasis"><text:span text:style-name="T2">las</text:span></text:span><text:span text:style-name="Emphasis"><text:span text:style-name="T1"> hipótesis generales se </text:span></text:span><text:span text:style-name="Emphasis"><text:span text:style-name="T7">especiali</text:span></text:span><text:span text:style-name="Emphasis"><text:span text:style-name="T6">ce</text:span></text:span><text:span text:style-name="Emphasis"><text:span text:style-name="T1"> para excluirlo.</text:span></text:span></text:p>
      <text:p text:style-name="P15"><text:span text:style-name="Emphasis"><text:span text:style-name="T12">[</text:span></text:span><text:span text:style-name="Emphasis"><text:span text:style-name="T13">C</text:span></text:span><text:span text:style-name="Emphasis"><text:span text:style-name="T12"> </text:span></text:span><text:span text:style-name="Emphasis"><text:span text:style-name="T14">E</text:span></text:span><text:span text:style-name="Emphasis"><text:span text:style-name="T12"> ? ?] </text:span></text:span><text:span text:style-name="Emphasis"><text:span text:style-name="T18">[? E ? J2b]</text:span></text:span></text:p>
      <text:p text:style-name="P3"><text:soft-page-break/><text:span text:style-name="Emphasis"><text:span text:style-name="T9">[C E ? J2b]</text:span></text:span></text:p>
      <text:p text:style-name="P11"/>
      <text:h text:style-name="P27" text:outline-level="1">Ejercicio <text:span text:style-name="T21">2</text:span>:</text:h>
      <text:p text:style-name="P11">Estado incial:</text:p>
      <text:p text:style-name="P16"><text:span text:style-name="Emphasis"><text:span text:style-name="T12">[? ? ? ?]</text:span></text:span></text:p>
      <text:p text:style-name="P16"><text:span text:style-name="Emphasis"><text:span text:style-name="T12">┴</text:span></text:span></text:p>
      <text:p text:style-name="P8"><text:span text:style-name="Emphasis"><text:span text:style-name="T3">- A2 E1 G4 J2a</text:span></text:span></text:p>
      <text:p text:style-name="P8"><text:span text:style-name="Emphasis"><text:span text:style-name="T1">Ejemplo negativo hace que la frontera de hipótesis generales se especialice para excluirlo.</text:span></text:span></text:p>
      <text:p text:style-name="P17"><text:span text:style-name="Emphasis"><text:span text:style-name="T31">[A1 ? ? ?] [A3 ? ? ?] </text:span></text:span><text:span text:style-name="Emphasis"><text:span text:style-name="T30">[</text:span></text:span><text:span text:style-name="Emphasis"><text:span text:style-name="T32">B</text:span></text:span><text:span text:style-name="Emphasis"><text:span text:style-name="T30"> ? ? ?] [? </text:span></text:span><text:span text:style-name="Emphasis"><text:span text:style-name="T32">C</text:span></text:span><text:span text:style-name="Emphasis"><text:span text:style-name="T30"> ? ?] [? </text:span></text:span><text:span text:style-name="Emphasis"><text:span text:style-name="T32">D</text:span></text:span><text:span text:style-name="Emphasis"><text:span text:style-name="T30"> ? ?] </text:span></text:span><text:span text:style-name="Emphasis"><text:span text:style-name="T31">[? E2 ? ?]</text:span></text:span><text:span text:style-name="Emphasis"><text:span text:style-name="T30"> [? ? </text:span></text:span><text:span text:style-name="Emphasis"><text:span text:style-name="T32">F</text:span></text:span><text:span text:style-name="Emphasis"><text:span text:style-name="T30"> ?] </text:span></text:span><text:span text:style-name="Emphasis"><text:span text:style-name="T31">[? ? G1] [? ? G2]</text:span></text:span><text:span text:style-name="Emphasis"><text:span text:style-name="T30"> </text:span></text:span><text:span text:style-name="Emphasis"><text:span text:style-name="T31">[? ? G3] </text:span></text:span><text:span text:style-name="Emphasis"><text:span text:style-name="T30">[? ? </text:span></text:span><text:span text:style-name="Emphasis"><text:span text:style-name="T32">H</text:span></text:span><text:span text:style-name="Emphasis"><text:span text:style-name="T30"> ?] [? ? ? </text:span></text:span><text:span text:style-name="Emphasis"><text:span text:style-name="T32">I</text:span></text:span><text:span text:style-name="Emphasis"><text:span text:style-name="T30">] </text:span></text:span><text:span text:style-name="Emphasis"><text:span text:style-name="T33">[? ? ? J1] [? ? ? J2b]</text:span></text:span></text:p>
      <text:p text:style-name="P4"><text:span text:style-name="Emphasis"><text:span text:style-name="T10">┴</text:span></text:span></text:p>
      <text:p text:style-name="P8"><text:span text:style-name="Emphasis"><text:span text:style-name="T3">+ B1 E1 F2 J2b</text:span></text:span></text:p>
      <text:p text:style-name="P9"><text:span text:style-name="Emphasis"><text:span text:style-name="T4">Ejemplo positivo hace que la hipótesis específica se modifique para incluirlo. Además, </text:span></text:span><text:span text:style-name="Emphasis"><text:span text:style-name="T8">descarta</text:span></text:span><text:span text:style-name="Emphasis"><text:span text:style-name="T4"> varias hipótesis de la frontera general por excluirlo.</text:span></text:span></text:p>
      <text:p text:style-name="P19"><text:span text:style-name="Emphasis"><text:span text:style-name="T12">[</text:span></text:span><text:span text:style-name="Emphasis"><text:span text:style-name="T15">B</text:span></text:span><text:span text:style-name="Emphasis"><text:span text:style-name="T12"> ? ? ?] [? ? </text:span></text:span><text:span text:style-name="Emphasis"><text:span text:style-name="T15">F</text:span></text:span><text:span text:style-name="Emphasis"><text:span text:style-name="T12"> ?] [? ? ? </text:span></text:span><text:span text:style-name="Emphasis"><text:span text:style-name="T18">J2b</text:span></text:span><text:span text:style-name="Emphasis"><text:span text:style-name="T12">] </text:span></text:span></text:p>
      <text:p text:style-name="P5"><text:span text:style-name="Emphasis"><text:span text:style-name="T11">[B1 E1 F2 J2b]</text:span></text:span></text:p>
      <text:p text:style-name="P9"><text:span text:style-name="Emphasis"><text:span text:style-name="T4">+ A1 E3 F2 J2a</text:span></text:span></text:p>
      <text:p text:style-name="P9"><text:span text:style-name="Emphasis"><text:span text:style-name="T4">Ejemplo positivo hace que la hipótesis específica se generalice para incluirlo, además </text:span></text:span><text:span text:style-name="Emphasis"><text:span text:style-name="T6">descarta</text:span></text:span><text:span text:style-name="Emphasis"><text:span text:style-name="T4"> </text:span></text:span><text:span text:style-name="Emphasis"><text:span text:style-name="T6">algunas</text:span></text:span><text:span text:style-name="Emphasis"><text:span text:style-name="T4"> hipótesis de la frontera general </text:span></text:span><text:span text:style-name="Emphasis"><text:span text:style-name="T6">por excluirlo</text:span></text:span><text:span text:style-name="Emphasis"><text:span text:style-name="T4">.</text:span></text:span></text:p>
      <text:p text:style-name="P17"><text:span text:style-name="Emphasis"><text:span text:style-name="T12">[? ? </text:span></text:span><text:span text:style-name="Emphasis"><text:span text:style-name="T15">F</text:span></text:span><text:span text:style-name="Emphasis"><text:span text:style-name="T12"> ?] </text:span></text:span></text:p>
      <text:p text:style-name="P5"><text:span text:style-name="Emphasis"><text:span text:style-name="T11">[? E F2 J2]</text:span></text:span></text:p>
      <text:p text:style-name="P22"><text:span text:style-name="Emphasis"><text:span text:style-name="T3">- </text:span></text:span><text:span text:style-name="Emphasis"><text:span text:style-name="T4">C2 E2 F1 I4</text:span></text:span></text:p>
      <text:p text:style-name="P9"><text:span text:style-name="Emphasis"><text:span text:style-name="T1">Ejemplo negativo hace que la frontera de hipótesis generales se especialice para excluirlo</text:span></text:span></text:p>
      <text:p text:style-name="P1"/>
      <text:p text:style-name="P18"><text:span text:style-name="Emphasis"><text:span text:style-name="T12">[? ? </text:span></text:span><text:span text:style-name="Emphasis"><text:span text:style-name="T15">F</text:span></text:span><text:span text:style-name="Emphasis"><text:span text:style-name="T17">2</text:span></text:span><text:span text:style-name="Emphasis"><text:span text:style-name="T12"> ?] [? </text:span></text:span><text:span text:style-name="Emphasis"><text:span text:style-name="T17">?</text:span></text:span><text:span text:style-name="Emphasis"><text:span text:style-name="T12"> </text:span></text:span><text:span text:style-name="Emphasis"><text:span text:style-name="T15">F</text:span></text:span><text:span text:style-name="Emphasis"><text:span text:style-name="T12"> </text:span></text:span><text:span text:style-name="Emphasis"><text:span text:style-name="T17">J</text:span></text:span><text:span text:style-name="Emphasis"><text:span text:style-name="T12">] </text:span></text:span></text:p>
      <text:p text:style-name="P6"><text:span text:style-name="Emphasis"><text:span text:style-name="T11">[? E F2 J2]</text:span></text:span></text:p>
      <text:p text:style-name="P23"><text:span text:style-name="Emphasis"><text:span text:style-name="T5">+</text:span></text:span><text:span text:style-name="Emphasis"><text:span text:style-name="T3"> </text:span></text:span><text:span text:style-name="Emphasis"><text:span text:style-name="T5">A2 C4 F2 J1</text:span></text:span></text:p>
      <text:p text:style-name="P10"><text:span text:style-name="Emphasis"><text:span text:style-name="T1">Ejemplo </text:span></text:span><text:span text:style-name="Emphasis"><text:span text:style-name="T5">positivo hace que la hipótesis específica se generalice para incluirlo.</text:span></text:span></text:p>
      <text:p text:style-name="P1"/>
      <text:p text:style-name="P18"><text:span text:style-name="Emphasis"><text:span text:style-name="T12">[? ? </text:span></text:span><text:span text:style-name="Emphasis"><text:span text:style-name="T15">F</text:span></text:span><text:span text:style-name="Emphasis"><text:span text:style-name="T17">2</text:span></text:span><text:span text:style-name="Emphasis"><text:span text:style-name="T12"> ?] [? </text:span></text:span><text:span text:style-name="Emphasis"><text:span text:style-name="T17">?</text:span></text:span><text:span text:style-name="Emphasis"><text:span text:style-name="T12"> </text:span></text:span><text:span text:style-name="Emphasis"><text:span text:style-name="T15">F</text:span></text:span><text:span text:style-name="Emphasis"><text:span text:style-name="T12"> </text:span></text:span><text:span text:style-name="Emphasis"><text:span text:style-name="T17">J</text:span></text:span><text:span text:style-name="Emphasis"><text:span text:style-name="T12">] </text:span></text:span></text:p>
      <text:p text:style-name="P6"><text:span text:style-name="Emphasis"><text:span text:style-name="T11">[? ? F2 J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46:27.598690139</meta:creation-date>
    <dc:date>2017-06-19T12:04:26.562343912</dc:date>
    <meta:editing-duration>PT6M18S</meta:editing-duration>
    <meta:editing-cycles>4</meta:editing-cycles>
    <meta:generator>LibreOffice/5.2.7.2$Linux_ARM_EABI LibreOffice_project/20m0$Build-2</meta:generator>
    <meta:document-statistic meta:table-count="0" meta:image-count="0" meta:object-count="0" meta:page-count="2" meta:paragraph-count="50" meta:word-count="371" meta:character-count="1658" meta:non-whitespace-character-count="1333"/>
  </office:meta>
</office:document-meta>
</file>